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61"/>
    <style:style style:name="ce2" style:family="table-cell" style:parent-style-name="Default" style:data-style-name="N6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09 24</text:p>
          </table:table-cell>
          <table:table-cell office:value-type="time" office:time-value="PT17H15M00S" calcext:value-type="time">
            <text:p>17:15:00</text:p>
          </table:table-cell>
          <table:table-cell office:value-type="time" office:time-value="PT18H15M00S" calcext:value-type="time">
            <text:p>18:15:00</text:p>
          </table:table-cell>
          <table:table-cell table:formula="of:=[.C1]-[.B1]" office:value-type="time" office:time-value="PT01H00M00S" calcext:value-type="time">
            <text:p>01:00:00</text:p>
          </table:table-cell>
        </table:table-row>
        <table:table-row table:style-name="ro1">
          <table:table-cell office:value-type="string" calcext:value-type="string">
            <text:p>09 25</text:p>
          </table:table-cell>
          <table:table-cell office:value-type="time" office:time-value="PT18H25M00S" calcext:value-type="time">
            <text:p>18:25:00</text:p>
          </table:table-cell>
          <table:table-cell office:value-type="time" office:time-value="PT18H40M00S" calcext:value-type="time">
            <text:p>18:40:00</text:p>
          </table:table-cell>
          <table:table-cell table:formula="of:=[.C2]-[.B2]" office:value-type="time" office:time-value="PT00H15M00S" calcext:value-type="time">
            <text:p>00:15:00</text:p>
          </table:table-cell>
        </table:table-row>
        <table:table-row table:style-name="ro1">
          <table:table-cell office:value-type="string" calcext:value-type="string">
            <text:p>09 29</text:p>
          </table:table-cell>
          <table:table-cell office:value-type="time" office:time-value="PT18H25M00S" calcext:value-type="time">
            <text:p>18:25:00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9">00/00/0000</text:date>, <text:time style:data-style-name="N2" text:time-value="18:25:50.85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24T17:49:46.060000000</meta:creation-date>
    <dc:date>2025-09-29T18:26:05.085000000</dc:date>
    <meta:editing-duration>PT22M44S</meta:editing-duration>
    <meta:editing-cycles>5</meta:editing-cycles>
    <meta:generator>LibreOffice/7.6.4.1$Windows_X86_64 LibreOffice_project/e19e193f88cd6c0525a17fb7a176ed8e6a3e2aa1</meta:generator>
    <meta:document-statistic meta:table-count="1" meta:cell-count="10" meta:object-count="0"/>
  </office:meta>
</office:document-meta>
</file>